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17e8" officeooo:paragraph-rsid="000317e8"/>
    </style:style>
    <style:style style:name="P2" style:family="paragraph" style:parent-style-name="Standard">
      <style:paragraph-properties fo:text-align="center" style:justify-single-word="false"/>
      <style:text-properties officeooo:rsid="000317e8" officeooo:paragraph-rsid="000317e8"/>
    </style:style>
    <style:style style:name="P3" style:family="paragraph" style:parent-style-name="Standard">
      <style:text-properties fo:language="en" fo:country="US" officeooo:rsid="000317e8" officeooo:paragraph-rsid="000317e8"/>
    </style:style>
    <style:style style:name="P4" style:family="paragraph" style:parent-style-name="Standard" style:list-style-name="L1">
      <style:text-properties fo:language="en" fo:country="US" officeooo:rsid="000317e8" officeooo:paragraph-rsid="000317e8"/>
    </style:style>
    <style:style style:name="P5" style:family="paragraph" style:parent-style-name="Standard">
      <style:text-properties fo:language="en" fo:country="US" officeooo:rsid="000683c2" officeooo:paragraph-rsid="000683c2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683c2" officeooo:paragraph-rsid="000683c2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683c2" officeooo:paragraph-rsid="0007fb33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7fb33" officeooo:paragraph-rsid="0007fb33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87650" officeooo:paragraph-rsid="00087650"/>
    </style:style>
    <style:style style:name="P10" style:family="paragraph" style:parent-style-name="Standard">
      <style:text-properties fo:language="ru" fo:country="RU" officeooo:rsid="000317e8" officeooo:paragraph-rsid="000317e8"/>
    </style:style>
    <style:style style:name="P11" style:family="paragraph" style:parent-style-name="Standard">
      <style:text-properties fo:language="ru" fo:country="RU" officeooo:rsid="0004d14c" officeooo:paragraph-rsid="0004d14c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4d14c" officeooo:paragraph-rsid="0004d14c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0683c2" officeooo:paragraph-rsid="000683c2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0683c2" officeooo:paragraph-rsid="000683c2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07fb33" officeooo:paragraph-rsid="0007fb33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087650" officeooo:paragraph-rsid="00087650"/>
    </style:style>
    <style:style style:name="P17" style:family="paragraph" style:parent-style-name="Standard">
      <style:paragraph-properties fo:text-align="center" style:justify-single-word="false"/>
      <style:text-properties fo:language="ru" fo:country="RU" officeooo:rsid="00087650" officeooo:paragraph-rsid="00087650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0a4094" officeooo:paragraph-rsid="000a4094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0b8173" officeooo:paragraph-rsid="000b8173"/>
    </style:style>
    <style:style style:name="P20" style:family="paragraph" style:parent-style-name="Standard" style:list-style-name="L2">
      <style:paragraph-properties fo:text-align="start" style:justify-single-word="false"/>
      <style:text-properties fo:language="ru" fo:country="RU" officeooo:rsid="000b8173" officeooo:paragraph-rsid="000b8173"/>
    </style:style>
    <style:style style:name="P21" style:family="paragraph" style:parent-style-name="Standard" style:list-style-name="L3">
      <style:paragraph-properties fo:text-align="start" style:justify-single-word="false"/>
      <style:text-properties fo:language="ru" fo:country="RU" officeooo:rsid="000b8173" officeooo:paragraph-rsid="000b8173"/>
    </style:style>
    <style:style style:name="P22" style:family="paragraph" style:parent-style-name="Standard">
      <style:paragraph-properties fo:text-align="center" style:justify-single-word="false"/>
      <style:text-properties fo:language="ru" fo:country="RU" officeooo:rsid="000b8173" officeooo:paragraph-rsid="000b8173"/>
    </style:style>
    <style:style style:name="P23" style:family="paragraph" style:parent-style-name="Standard" style:list-style-name="L3">
      <style:paragraph-properties fo:text-align="start" style:justify-single-word="false"/>
      <style:text-properties fo:language="ru" fo:country="RU" officeooo:rsid="000b966e" officeooo:paragraph-rsid="000b966e"/>
    </style:style>
    <style:style style:name="P24" style:family="paragraph" style:parent-style-name="Standard">
      <style:paragraph-properties fo:text-align="center" style:justify-single-word="false"/>
      <style:text-properties fo:language="ru" fo:country="RU" officeooo:rsid="0010eac3" officeooo:paragraph-rsid="0010eac3"/>
    </style:style>
    <style:style style:name="P25" style:family="paragraph" style:parent-style-name="Standard">
      <style:paragraph-properties fo:text-align="start" style:justify-single-word="false"/>
      <style:text-properties fo:language="ru" fo:country="RU" officeooo:rsid="0010eac3" officeooo:paragraph-rsid="0010eac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8173"/>
    </style:style>
    <style:style style:name="T3" style:family="text">
      <style:text-properties fo:language="en" fo:country="US" officeooo:rsid="000c8352"/>
    </style:style>
    <style:style style:name="T4" style:family="text">
      <style:text-properties fo:language="en" fo:country="US" officeooo:rsid="000d8319"/>
    </style:style>
    <style:style style:name="T5" style:family="text">
      <style:text-properties fo:language="ru" fo:country="RU"/>
    </style:style>
    <style:style style:name="T6" style:family="text">
      <style:text-properties officeooo:rsid="000b5dbe"/>
    </style:style>
    <style:style style:name="T7" style:family="text">
      <style:text-properties officeooo:rsid="000b8173"/>
    </style:style>
    <style:style style:name="T8" style:family="text">
      <style:text-properties officeooo:rsid="000b966e"/>
    </style:style>
    <style:style style:name="T9" style:family="text">
      <style:text-properties officeooo:rsid="000d8319"/>
    </style:style>
    <style:style style:name="T10" style:family="text">
      <style:text-properties officeooo:rsid="000de9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ператор выражения</text:p>
      <text:p text:style-name="P1"/>
      <text:p text:style-name="P1">Любое выражение, завершающееся с ; рассматривается как оператор, выполнение которого заключается в вычислении выражения. В частном случае выражение является пустым оператором. Он используется, когда по синтаксису оператор требуется, а по смыслу нет.</text:p>
      <text:p text:style-name="P1"/>
      <text:p text:style-name="P10">Примеры:</text:p>
      <text:list xml:id="list2734144944" text:style-name="L1">
        <text:list-item>
          <text:p text:style-name="P4">i++;</text:p>
        </text:list-item>
        <text:list-item>
          <text:p text:style-name="P4">a* = b + c;</text:p>
        </text:list-item>
        <text:list-item>
          <text:p text:style-name="P4">f(d, k);</text:p>
        </text:list-item>
      </text:list>
      <text:p text:style-name="P3"/>
      <text:p text:style-name="P12">Составные операторы.</text:p>
      <text:p text:style-name="P11">К составным операторам относятся непосредственно составные операторы и блоки. В обоих случаях — это последовательность операторов заключённая в фигурные скобки. Блок отличается от составного опреатора наличием определения в теле блока.</text:p>
      <text:p text:style-name="P11"/>
      <text:p text:style-name="P5">{</text:p>
      <text:p text:style-name="P5"><text:tab/>// <text:span text:style-name="T5">Составной оператор</text:span></text:p>
      <text:p text:style-name="P5"><text:tab/>n++;</text:p>
      <text:p text:style-name="P5"><text:tab/>summa += n;</text:p>
      <text:p text:style-name="P5">}</text:p>
      <text:p text:style-name="P5"/>
      <text:p text:style-name="P5">{</text:p>
      <text:p text:style-name="P5"><text:tab/>//<text:span text:style-name="T5">Это блок</text:span></text:p>
      <text:p text:style-name="P5"><text:tab/>int n = 0;</text:p>
      <text:p text:style-name="P5"><text:tab/>n++;</text:p>
      <text:p text:style-name="P5"><text:tab/>summa += n;</text:p>
      <text:p text:style-name="P5">}</text:p>
      <text:p text:style-name="P5"/>
      <text:p text:style-name="P13">Условный оператор.</text:p>
      <text:p text:style-name="P14">Синтаксис условного оператора:</text:p>
      <text:p text:style-name="P6">if(expression) operator_1;</text:p>
      <text:p text:style-name="P7">[else operator_2;]</text:p>
      <text:p text:style-name="P7"/>
      <text:p text:style-name="P15">Сначала вычисляется выражение, которое может иметь арифметический тип или тип указателя. Если оно не равно нулю, то выполняется первый оператор, иначе второй. После этого управление передаётся следующему за условному оператору.</text:p>
      <text:p text:style-name="P8"/>
      <text:p text:style-name="P8">If (a&lt;0) b = 1;</text:p>
      <text:p text:style-name="P9"/>
      <text:p text:style-name="P17">Оператор выбора</text:p>
      <text:p text:style-name="P16">Оператор выбора определяет множественный выбор. </text:p>
      <text:p text:style-name="P16">Синтаксис оператора следующий:</text:p>
      <text:p text:style-name="P9"/>
      <text:p text:style-name="P9">switch(expr){</text:p>
      <text:p text:style-name="P9"><text:tab/>…,</text:p>
      <text:p text:style-name="P9"><text:tab/>case const1: op1</text:p>
      <text:p text:style-name="P9"><text:tab/>case const2: op2</text:p>
      <text:p text:style-name="P9"><text:tab/>[default: op;]</text:p>
      <text:p text:style-name="P9">}</text:p>
      <text:p text:style-name="P9"/>
      <text:p text:style-name="P18"><text:soft-page-break/>Сначала вычисляется <text:span text:style-name="T1">expr – </text:span>оно должно быть целочисленным. Полученые значения последовательно сравниваются с константами записынными после <text:span text:style-name="T1">case, </text:span>при первом совпадении выполняются операторы, помеченные данной меткой. <text:span text:style-name="T6">Если выполненные операторы не содержат операторы перехода, то далее выполняются операторы всех следующий вариантов, пока не появятся оператор перехода или не закончится переключатель. </text:span><text:span text:style-name="T7">Если значение выражение не совпало ни с одной константой, то выполняются операторы, которые следуют за меткой </text:span><text:span text:style-name="T2">default:. </text:span><text:span text:style-name="T7">Метка </text:span><text:span text:style-name="T2">default: </text:span><text:span text:style-name="T7">может отсутствовать.</text:span></text:p>
      <text:p text:style-name="P19">На оператор выбора накладываются следующие ограничения:</text:p>
      <text:list text:style-name="L2">
        <text:list-item>
          <text:p text:style-name="P20">Несколько разнотипных условий проверить нельзя.</text:p>
        </text:list-item>
        <text:list-item>
          <text:p text:style-name="P20">Условие связанное с вещественными выражениями проверить нельзя.</text:p>
        </text:list-item>
        <text:list-item>
          <text:p text:style-name="P20">Сравнивать значения выражения с другими переменными или выражениями нельзя.</text:p>
        </text:list-item>
      </text:list>
      <text:p text:style-name="P19"/>
      <text:p text:style-name="P19"/>
      <text:p text:style-name="P22">Операторы цикла.</text:p>
      <text:p text:style-name="P19">Различают итерационный и арифметические циклы.</text:p>
      <text:p text:style-name="P19"/>
      <text:p text:style-name="P19">Группа действий, повторяющихся в цикле называется его телом.</text:p>
      <text:p text:style-name="P19"><text:s/>Однократное выполнение цикла называется его шагом. В итерационных циклах известно условие выполнения цикла для арифметического типа известно количество раз выполнения тела цикла.</text:p>
      <text:p text:style-name="P19"/>
      <text:list text:style-name="L3">
        <text:list-item>
          <text:p text:style-name="P21">Цикл с предусловием — синтаксис и семантика его следующая <text:span text:style-name="T1">while(condition) op; </text:span>В качестве условия чаще всего используется отношения или логическая операция. Тело цикла выполняется до тех пор, пока условие не равен нулю.</text:p>
        </text:list-item>
        <text:list-item>
          <text:p text:style-name="P21">Оператор цикла с пост-условием <text:span text:style-name="T1">do op; while(cond); </text:span><text:span text:style-name="T8">т. к. первая проверка условия осуществляется после выполнения тела цикла, то операторы в теле цикла выполнится один раз в любом случае</text:span></text:p>
        </text:list-item>
        <text:list-item>
          <text:p text:style-name="P23">Оператор цикла с параметром. Синтаксис оператора следующий <text:span text:style-name="T1">for(expr1; expr2; expr3) {op_1; op_2; op_3} </text:span><text:span text:style-name="T3">| </text:span><text:span text:style-name="T1">for(</text:span>начало; условие продолжения; шаг<text:span text:style-name="T1">) op; </text:span><text:span text:style-name="T4">expr1, expr3 </text:span><text:span text:style-name="T9">могут состоять из нескольких выражений, разделённых запятыми. </text:span><text:span text:style-name="T4">Expr1 </text:span><text:span text:style-name="T9">задает начальные значения для цикла. </text:span><text:span text:style-name="T4">Expr2 </text:span><text:span text:style-name="T9">определяет условие выполнение цикла(как в </text:span><text:span text:style-name="T4">while, </text:span><text:span text:style-name="T9">если != 0, то выполняется). </text:span><text:span text:style-name="T4">Expr3 </text:span><text:span text:style-name="T9">задаёт изменения параметра цикла или других переменных. </text:span><text:span text:style-name="T10">Любое из выражений может отсутствовать, но разделяющие их точки с запятой должны быть обязательно.</text:span></text:p>
        </text:list-item>
      </text:list>
      <text:p text:style-name="P24"/>
      <text:p text:style-name="P24">Операторы перехода.</text:p>
      <text:p text:style-name="P25">Операторы перехода — осуществляют безусловную передачу управления.</text:p>
      <text:p text:style-name="P25"/>
      <text:p text:style-name="P25">1) Оператор <text:span text:style-name="T1">break – </text:span>оператор прерывания цикла.</text:p>
      <text:p text:style-name="P25">2) Оператор <text:span text:style-name="T1">continue – </text:span>осуществляет переход к след. Итерации цикла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8T08:03:25.001000000</meta:creation-date>
    <dc:date>2022-09-28T09:31:36.832000000</dc:date>
    <meta:editing-duration>PT1H28M4S</meta:editing-duration>
    <meta:editing-cycles>1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50" meta:word-count="451" meta:character-count="3351" meta:non-whitespace-character-count="2940"/>
  </office:meta>
</office:document-meta>
</file>